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a9a01" officeooo:paragraph-rsid="001a9a01"/>
    </style:style>
    <style:style style:name="P2" style:family="paragraph" style:parent-style-name="Standard">
      <style:paragraph-properties fo:margin-top="0in" fo:margin-bottom="0in" style:contextual-spacing="true" fo:line-height="100%" fo:text-align="center" style:justify-single-word="false">
        <style:tab-stops>
          <style:tab-stop style:position="7in" style:type="right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true" fo:line-height="100%" fo:text-align="center" style:justify-single-word="false">
        <style:tab-stops>
          <style:tab-stop style:position="7in" style:type="right"/>
        </style:tab-stops>
      </style:paragraph-properties>
      <style:text-properties fo:font-weight="bold" style:font-weight-asian="bold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Standard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</style:style>
    <style:style style:name="P6" style:family="paragraph" style:parent-style-name="List_20_Paragraph" style:list-style-name="WWNum1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officeooo:rsid="001a9a01" officeooo:paragraph-rsid="001a9a01"/>
    </style:style>
    <style:style style:name="P7" style:family="paragraph" style:parent-style-name="List_20_Paragraph" style:list-style-name="WWNum1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officeooo:paragraph-rsid="001bf8cc"/>
    </style:style>
    <style:style style:name="P8" style:family="paragraph" style:parent-style-name="Standard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fo:font-weight="bold" style:font-weight-asian="bold"/>
    </style:style>
    <style:style style:name="P9" style:family="paragraph" style:parent-style-name="List_20_Paragraph" style:list-style-name="WWNum5">
      <style:paragraph-properties fo:margin-left="0in" fo:margin-top="0in" fo:margin-bottom="0in" style:contextual-spacing="true" fo:line-height="100%" fo:text-indent="0in" style:auto-text-indent="false">
        <style:tab-stops>
          <style:tab-stop style:position="7in" style:type="right"/>
        </style:tab-stops>
      </style:paragraph-properties>
    </style:style>
    <style:style style:name="P10" style:family="paragraph" style:parent-style-name="List_20_Paragraph">
      <style:paragraph-properties fo:margin-left="0in" fo:margin-top="0in" fo:margin-bottom="0in" style:contextual-spacing="true" fo:line-height="100%" fo:text-indent="0in" style:auto-text-indent="false">
        <style:tab-stops>
          <style:tab-stop style:position="7in" style:type="right"/>
        </style:tab-stops>
      </style:paragraph-properties>
      <style:text-properties fo:font-style="italic" officeooo:rsid="001d082d" officeooo:paragraph-rsid="001d082d" style:font-style-asian="italic" style:font-style-complex="italic"/>
    </style:style>
    <style:style style:name="P11" style:family="paragraph" style:parent-style-name="List_20_Paragraph" style:list-style-name="L1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fo:font-style="normal" officeooo:rsid="001d082d" officeooo:paragraph-rsid="001d082d" style:font-style-asian="normal" style:font-style-complex="normal"/>
    </style:style>
    <style:style style:name="P12" style:family="paragraph" style:parent-style-name="Standard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style:text-underline-style="solid" style:text-underline-width="auto" style:text-underline-color="font-color" fo:font-weight="bold" officeooo:rsid="001d082d" officeooo:paragraph-rsid="001d082d" style:font-weight-asian="bold" style:font-weight-complex="bold"/>
    </style:style>
    <style:style style:name="P13" style:family="paragraph" style:parent-style-name="Standard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style:text-underline-style="none" fo:font-weight="bold" officeooo:rsid="001d082d" officeooo:paragraph-rsid="001d082d" style:font-weight-asian="bold" style:font-weight-complex="bold"/>
    </style:style>
    <style:style style:name="P14" style:family="paragraph" style:parent-style-name="Standard" style:list-style-name="L2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style:text-underline-style="none" fo:font-weight="normal" officeooo:rsid="001d082d" officeooo:paragraph-rsid="001d082d" style:font-weight-asian="normal" style:font-weight-complex="normal"/>
    </style:style>
    <style:style style:name="P15" style:family="paragraph" style:parent-style-name="Standard" style:list-style-name="L2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style:text-underline-style="none" fo:font-weight="normal" officeooo:rsid="001e252a" officeooo:paragraph-rsid="001e252a" style:font-weight-asian="normal" style:font-weight-complex="normal"/>
    </style:style>
    <style:style style:name="P16" style:family="paragraph" style:parent-style-name="Standard" style:list-style-name="L3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style:text-underline-style="none" fo:font-weight="normal" officeooo:rsid="001d082d" officeooo:paragraph-rsid="001d082d" style:font-weight-asian="normal" style:font-weight-complex="normal"/>
    </style:style>
    <style:style style:name="P17" style:family="paragraph" style:parent-style-name="Standard" style:list-style-name="L4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style:text-underline-style="none" fo:font-weight="normal" officeooo:rsid="001d082d" officeooo:paragraph-rsid="001d082d" style:font-weight-asian="normal" style:font-weight-complex="normal"/>
    </style:style>
    <style:style style:name="P18" style:family="paragraph" style:parent-style-name="List_20_Paragraph" style:list-style-name="WWNum1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</style:style>
    <style:style style:name="P19" style:family="paragraph" style:parent-style-name="List_20_Paragraph" style:list-style-name="WWNum1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fo:font-weight="bold" officeooo:rsid="001d082d" officeooo:paragraph-rsid="001d082d" style:font-weight-asian="bold" style:font-weight-complex="bold"/>
    </style:style>
    <style:style style:name="T1" style:family="text">
      <style:text-properties officeooo:rsid="001a9a0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1a9a01" style:font-style-asian="italic"/>
    </style:style>
    <style:style style:name="T6" style:family="text">
      <style:text-properties officeooo:rsid="001bf8cc"/>
    </style:style>
    <style:style style:name="T7" style:family="text">
      <style:text-properties fo:font-style="italic" fo:font-weight="bold" officeooo:rsid="001bf8cc" style:font-style-asian="italic" style:font-weight-asian="bold"/>
    </style:style>
    <style:style style:name="T8" style:family="text">
      <style:text-properties fo:font-style="normal" officeooo:rsid="001bf8cc" style:font-style-asian="normal" style:font-style-complex="normal"/>
    </style:style>
    <style:style style:name="T9" style:family="text">
      <style:text-properties officeooo:rsid="001d082d"/>
    </style:style>
    <style:style style:name="T10" style:family="text">
      <style:text-properties fo:font-weight="bold" officeooo:rsid="001d082d" style:font-weight-asian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000000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2NLEwMjAwNDcytDC1MDZR0lEKTi0uzszPAykwqgUAbxodsywAAAA=" text:name="__Grammarly_42___1"/>
      </text:user-field-decls>
      <text:p text:style-name="P1">Alden Schermer</text:p>
      <text:p text:style-name="P2"><text:span text:style-name="T1">Alden@aschermer.com</text:span> | <text:span text:style-name="T1">(563)-209-8462</text:span></text:p>
      <text:p text:style-name="P3" loext:marker-style-name="T2"><draw:line text:anchor-type="char" draw:z-index="0" draw:name="Straight Connector 1" draw:style-name="gr1" draw:text-style-name="P4" svg:x1="0in" svg:y1="0.1425in" svg:x2="7.0201in" svg:y2="0.1429in"><text:p/></draw:line></text:p>
      <text:h text:style-name="Heading_20_1" text:outline-level="1">EDUCATION</text:h>
      <text:h text:style-name="Heading_20_2" text:outline-level="2">Iowa State University<text:tab/><text:span text:style-name="T3">Anticipated: December 202X</text:span></text:h>
      <text:p text:style-name="P5"><text:span text:style-name="T4">Bachelor of </text:span><text:span text:style-name="T5">Computer Engineering,</text:span><text:span text:style-name="T4"> Major, (GPA: </text:span><text:span text:style-name="T5">3.6</text:span><text:span text:style-name="T4">)<text:tab/></text:span>Ames, IA</text:p>
      <text:p text:style-name="P5"><text:span text:style-name="T2"><text:tab/></text:span></text:p>
      <text:h text:style-name="Heading_20_1" text:outline-level="1"><text:span text:style-name="T1">WORK</text:span> EXPERIENCE</text:h>
      <text:p text:style-name="P5"><text:span text:style-name="Heading_20_2_20_Char"><text:span text:style-name="T1">Stuff Etc.</text:span></text:span><text:tab/><text:span text:style-name="T1">June</text:span> 202<text:span text:style-name="T1">2</text:span> – <text:span text:style-name="T1">Jan 2026</text:span></text:p>
      <text:p text:style-name="P5"><text:span text:style-name="T5">Pricer, Cachier, and Floor Associate</text:span><text:span text:style-name="T4"><text:tab/></text:span><text:span text:style-name="T5">Davenport</text:span>, <text:span text:style-name="T1">IA</text:span></text:p>
      <text:list xml:id="list3845256024" text:style-name="WWNum1">
        <text:list-item>
          <text:p text:style-name="P6">Priced and entered 300-500 unique items daily into POS system</text:p>
        </text:list-item>
        <text:list-item>
          <text:p text:style-name="P6">Assisted customers with product information and <text:span text:style-name="T6">transactions</text:span></text:p>
        </text:list-item>
        <text:list-item>
          <text:p text:style-name="P7"><text:span text:style-name="T6">Setup and maintained displays and shelving</text:span></text:p>
        </text:list-item>
      </text:list>
      <text:p text:style-name="P8" loext:marker-style-name="T2"/>
      <text:h text:style-name="Heading_20_1" text:outline-level="1">LEADERSHIP &amp; INVOLVEMENT</text:h>
      <text:list text:style-name="WWNum5">
        <text:list-header>
          <text:p text:style-name="P9" loext:marker-style-name="T2"><text:span text:style-name="T7">Davenport Central Marching Band</text:span><text:span text:style-name="T4"><text:tab/></text:span><text:span text:style-name="T8">Aug</text:span> 202<text:span text:style-name="T9">4</text:span> – <text:span text:style-name="T9">Dec 2024</text:span></text:p>
        </text:list-header>
      </text:list>
      <text:p text:style-name="P10">Tuba Section Leader</text:p>
      <text:list text:style-name="L1">
        <text:list-item>
          <text:p text:style-name="P11">Empowered members to be better performers</text:p>
        </text:list-item>
        <text:list-item>
          <text:p text:style-name="P11">Communicated with band directors for the sections daily activities</text:p>
        </text:list-item>
        <text:list-item>
          <text:p text:style-name="P11">Coordinated team building events and activities</text:p>
        </text:list-item>
      </text:list>
      <text:p text:style-name="P8" loext:marker-style-name="T2"/>
      <text:p text:style-name="P12">PROJECTS</text:p>
      <text:p text:style-name="P13">Project Joseph Hoane</text:p>
      <text:list text:style-name="L2">
        <text:list-item>
          <text:p text:style-name="P14">Program that plays a physical game of chess through a small robotic arm</text:p>
        </text:list-item>
        <text:list-item>
          <text:p text:style-name="P15">Uses OpenCV for board state detection</text:p>
        </text:list-item>
        <text:list-item>
          <text:p text:style-name="P14">Uses Stockfish for the chess computer</text:p>
        </text:list-item>
        <text:list-item>
          <text:p text:style-name="P15">Uses LeRobot and MuJoCo to control the arm</text:p>
        </text:list-item>
      </text:list>
      <text:p text:style-name="P13">Tit For Tat</text:p>
      <text:list text:style-name="L3">
        <text:list-item>
          <text:p text:style-name="P16">Prisoner’s Dilema Simulator</text:p>
        </text:list-item>
        <text:list-item>
          <text:p text:style-name="P16">Multiple strategies compared against each other</text:p>
        </text:list-item>
      </text:list>
      <text:p text:style-name="P13">Pman</text:p>
      <text:list text:style-name="L4">
        <text:list-item>
          <text:p text:style-name="P17">Basic local file and git repo manager</text:p>
        </text:list-item>
      </text:list>
      <text:p text:style-name="P8" loext:marker-style-name="T2"/>
      <text:h text:style-name="Heading_20_1" text:outline-level="1">SKILLS</text:h>
      <text:list text:continue-list="list3845256024" text:style-name="WWNum1">
        <text:list-item>
          <text:p text:style-name="P18" loext:marker-style-name="T2"><text:span text:style-name="T10">Corporate </text:span><text:span text:style-name="T2">Software: </text:span>Microsoft Office (Word, PowerPoint, Excel, Outlook, SharePoint), Google Workspace (Docs, Slides, Sheets, Gmail, Drive)</text:p>
        </text:list-item>
        <text:list-item>
          <text:p text:style-name="P19">Development Software:<text:span text:style-name="T11"> VSCode, Git, Github, GCC, Visual Studio Compiler, UV, OpenCV, LeRobot</text:span></text:p>
        </text:list-item>
        <text:list-item>
          <text:p text:style-name="P18" loext:marker-style-name="T2"><text:span text:style-name="T10">Programming Languages</text:span><text:span text:style-name="T2">:</text:span> <text:span text:style-name="T9">C/C++</text:span>, <text:span text:style-name="T9">Java</text:span>, <text:span text:style-name="T9">Python</text:span>, <text:span text:style-name="T9">HTML, CSS, Javascrip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in" fo:margin-bottom="0in" style:contextual-spacing="true" fo:line-height="100%">
        <style:tab-stops>
          <style:tab-stop style:position="7in" style:type="right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Heading_20_2" style:next-style-name="Standard" loext:linked-style-name="Heading_20_3_20_Char" style:default-outline-level="3" style:list-style-name="" style:class="chapter"/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 fo:text-align="center" style:justify-single-word="false">
        <style:tab-stops>
          <style:tab-stop style:position="7in" style:type="right"/>
        </style:tab-stops>
      </style:paragraph-properties>
      <style:text-properties fo:font-size="16pt" fo:font-weight="bold" style:font-size-asian="16pt" style:font-weight-asian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itle_20_Char" style:display-name="Title Char" style:family="text" style:parent-style-name="Default_20_Paragraph_20_Font" loext:linked-style-name="Title">
      <style:text-properties fo:font-size="16pt" fo:font-weight="bold" style:font-size-asian="16pt" style:font-weight-asian="bold"/>
    </style:style>
    <style:style style:name="Heading_20_1_20_Char" style:display-name="Heading 1 Char" style:family="text" style:parent-style-name="Default_20_Paragraph_20_Font" loext:linked-style-name="Heading_20_1">
      <style:text-properties style:text-underline-style="solid" style:text-underline-width="auto" style:text-underline-color="font-color" fo:font-weight="bold" style:font-weight-asian="bold"/>
    </style:style>
    <style:style style:name="Heading_20_2_20_Char" style:display-name="Heading 2 Char" style:family="text" style:parent-style-name="Default_20_Paragraph_20_Font" loext:linked-style-name="Heading_20_2">
      <style:text-properties fo:font-weight="bold" style:font-weight-asian="bold"/>
    </style:style>
    <style:style style:name="Heading_20_3_20_Char" style:display-name="Heading 3 Char" style:family="text" style:parent-style-name="Default_20_Paragraph_20_Font" loext:linked-style-name="Heading_20_3">
      <style:text-properties fo:font-weight="bold" style:font-weight-asian="bold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family-generic="roman" style:font-pitch="variable"/>
    </style:style>
    <style:style style:name="ListLabel_20_12" style:display-name="ListLabel 12" style:family="text">
      <style:text-properties style:font-name="Calibri" fo:font-family="Calibri" style:font-family-generic="roman" style:font-pitch="variable"/>
    </style:style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family-generic="roman" style:font-pitch="variable"/>
    </style:style>
    <style:style style:name="ListLabel_20_15" style:display-name="ListLabel 15" style:family="text">
      <style:text-properties style:font-name="Calibri" fo:font-family="Calibri" style:font-family-generic="roman" style:font-pitch="variable"/>
    </style:style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family-generic="roman" style:font-pitch="variable"/>
    </style:style>
    <style:style style:name="ListLabel_20_18" style:display-name="ListLabel 18" style:family="text">
      <style:text-properties style:font-name="Calibri" fo:font-family="Calibri" style:font-family-generic="roman" style:font-pitch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9pt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Times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Times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Times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Times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Times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Times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Times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Times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Time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row, Tessa [LASAS]</meta:initial-creator>
    <meta:editing-cycles>13</meta:editing-cycles>
    <meta:creation-date>2021-06-28T18:16:00</meta:creation-date>
    <dc:date>2026-03-22T23:45:17.881605432</dc:date>
    <meta:editing-duration>PT5M17S</meta:editing-duration>
    <meta:generator>LibreOffice/25.8.5.2$Linux_X86_64 LibreOffice_project/580$Build-2</meta:generator>
    <meta:print-date>2026-03-22T23:45:00.156966423</meta:print-date>
    <meta:printed-by>PDF files</meta:printed-by>
    <meta:document-statistic meta:table-count="0" meta:image-count="0" meta:object-count="0" meta:page-count="1" meta:paragraph-count="33" meta:word-count="205" meta:character-count="1333" meta:non-whitespace-character-count="1174"/>
    <meta:user-defined meta:name="AppVersion">16.0000</meta:user-defined>
    <meta:user-defined meta:name="GrammarlyDocumentId">45c2e2e1-938d-4b5a-9991-707601822138</meta:user-defined>
    <meta:template xlink:type="simple" xlink:actuate="onRequest" xlink:title="Normal" xlink:href=""/>
  </office:meta>
</office:document-meta>
</file>